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23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cc-par-repo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/home/s1736883/Work/PParMetrics/benchmarks/nauseous/common/randdp.c(12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BT/src/add.c(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add.c(4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add.c(4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add.c(4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bt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bt.c(2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4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5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58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6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8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8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8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87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9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rror.c(9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2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3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3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4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5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6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6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7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18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1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2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2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3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5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5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5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6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27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1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2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2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3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4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4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4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34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4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4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4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5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6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6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6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7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rhs.c(8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exact_solution.c(4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0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1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2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3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4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5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5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7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7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8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19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20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20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22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5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5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5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5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6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6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7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7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79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initialize.c(8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43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5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5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5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6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7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7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9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9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19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4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4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5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5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6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6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7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8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8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9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9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298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5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5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6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6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6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7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7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7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8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8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8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9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39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0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0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1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1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1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4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6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7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7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72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8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8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rhs.c(8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et_constants.c(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et_constant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et_constant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et_constant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et_constants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10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12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15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17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4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solve_subs.c(7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verify.c(27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verify.c(30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verify.c(32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verify.c(6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verify.c(6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15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34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38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38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38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7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x_solve.c(7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15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33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38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38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383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7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y_solve.c(7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15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34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39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39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39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7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BT/src/z_solve.c(7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CG/src/cg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2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2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3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6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7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2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31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32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42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43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4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45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46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0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2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3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4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5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6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57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64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69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0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2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7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81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8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CG/src/cg.c(8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DC/src/adc.c(10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21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22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22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34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54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55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5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56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adc.c(57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13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2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27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28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31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0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1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2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59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6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6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70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73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7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8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8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87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97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extbuild.c(98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20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24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27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3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4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4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jobcntl.c(55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rbt.c(1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DC/src/rbt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EP/src/ep.c(12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15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17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19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21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EP/src/ep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FT/src/appft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ppft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ppft.c(8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ppft.c(8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ppft.c(8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6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6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18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auxfnct.c(5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0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0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1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2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26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5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6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6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6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68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8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19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20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20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20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20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8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9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fft3d.c(9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FT/src/verify.c(1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IS/src/is.c(30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0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4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6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IS/src/is.c(7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LU/src/blts.c(10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11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11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12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13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6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6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8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lts.c(8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10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11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11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12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19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6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6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7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7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buts.c(9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1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1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1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4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73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8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8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19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1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1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2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2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3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6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29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0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0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1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3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3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4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47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5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37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40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42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42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43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5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5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6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6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6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7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7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74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9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hs.c(9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5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5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6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rror.c(6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exact.c(5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jacld.c(5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jacld.c(5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jacu.c(5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jacu.c(5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5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5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6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2norm.c(6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u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lu.c(2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0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1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1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2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2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3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3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5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6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7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7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8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18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6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7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9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pintgr.c(9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ead_input.c(9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2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5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6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67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7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19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0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1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1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1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4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7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8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9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29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0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0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2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2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3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3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4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5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5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38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41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42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42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43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5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58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5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6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7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7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9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9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rhs.c(9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5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5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6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6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7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bv.c(8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coeff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coeff.c(1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coeff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coeff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coeff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iv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iv.c(5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iv.c(5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etiv.c(6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2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2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2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3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8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8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8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18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6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6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ssor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verify.c(30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verify.c(32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verify.c(34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LU/src/verify.c(5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MG/src/mg.c(100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08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08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08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09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09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22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22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22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4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15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2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3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36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3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37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37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4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48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48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49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49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5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55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55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55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2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3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4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9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69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0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0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1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2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5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5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6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6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6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8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8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8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9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79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0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5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5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9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9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89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0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0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6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8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MG/src/mg.c(98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SP/src/add.c(4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add.c(4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add.c(4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add.c(47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4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5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58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6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6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8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8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8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87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9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rror.c(9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2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3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3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3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5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5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6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6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17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1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2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2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3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5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5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57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63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27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0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1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2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2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4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4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4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34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4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4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4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5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6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6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6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7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rhs.c(8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exact_solution.c(4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1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3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4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4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6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6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7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8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9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19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21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21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23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240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5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5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5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5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6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7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7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78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8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initialize.c(8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ninvr.c(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ninvr.c(4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ninvr.c(4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pinvr.c(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pinvr.c(4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pinvr.c(4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3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3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4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4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4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6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6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8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18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2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2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31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3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3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4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41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5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5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60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6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74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275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1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2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2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2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3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3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3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4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41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5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5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6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64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6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7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7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376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4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4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5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7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7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7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78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9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rhs.c(9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et_constants.c(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et_constant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et_constant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et_constant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et_constants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p.c(2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sp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xinvr.c(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xinvr.c(4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xinvr.c(4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zetar.c(4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zetar.c(4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tzetar.c(4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verify.c(27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verify.c(30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verify.c(31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verify.c(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verify.c(6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1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1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3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3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44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49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54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6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7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7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8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9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19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2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5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6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7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7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276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5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6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7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8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9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x_solve.c(9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1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1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3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3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4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45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5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6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6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7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7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19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2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5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5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6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27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5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6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7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8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9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y_solve.c(9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0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1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1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3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3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42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47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52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6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6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7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8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9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19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2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5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5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7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7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279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5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6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7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9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SP/src/z_solve.c(91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DEPTH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ome/s1736883/Work/PParMetrics/benchmarks/nauseous/UA/src/adapt.c(10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06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07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09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09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09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104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12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124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12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13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21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222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22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24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24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32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33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34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3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39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1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2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32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38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4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51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5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6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6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7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78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8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8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8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9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49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50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50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51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526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569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601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08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6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7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79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6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6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7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7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80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9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9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897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4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4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4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5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5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6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6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adapt.c(98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03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08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1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2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2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3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35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40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5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5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5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6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67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72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8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8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8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9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199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04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1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2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2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2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24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6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7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80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8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8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8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89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convect.c(98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0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2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3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33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4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4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4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45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5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9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9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92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193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0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0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0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04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14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1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2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24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22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6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64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6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66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7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8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8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9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diffuse.c(91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35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38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4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4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5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7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8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8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87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48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6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7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8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8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59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1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2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3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4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5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6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7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69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0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0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0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1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1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1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2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5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5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6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6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7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7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79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80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82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8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188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6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8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9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19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20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21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6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6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7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28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30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3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35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38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41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43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46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50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54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58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0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1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2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3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4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7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7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8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69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70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71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72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73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ason.c(80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ove.c(10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ove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ove.c(5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ove.c(7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move.c(77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1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1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2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2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3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3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6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6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19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0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0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4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5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5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8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8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29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1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1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2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5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6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7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8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8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9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397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05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0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1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4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47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2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2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22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23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3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4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79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58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6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6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65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66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7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74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74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74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precond.c(8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0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1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1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1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0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1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2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3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5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5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5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6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6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7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7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8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9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19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0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0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3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4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4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4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47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6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6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6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8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8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28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1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1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2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2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3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3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4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5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5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5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6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7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7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8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38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0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0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0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1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1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2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5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6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6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7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85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493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3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5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5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6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6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6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7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7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8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8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9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9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59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1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1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1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2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2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3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3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7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8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8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8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9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69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0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1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1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2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3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3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4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4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5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6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6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7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8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84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88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92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796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00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4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5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5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6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7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8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9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89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0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0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2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2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3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4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5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6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6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8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9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setup.c(999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0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1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16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2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32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34)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4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44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5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55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6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68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69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78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89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90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19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1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11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2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31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32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4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26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0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04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14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2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25)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3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37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40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52)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54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70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73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8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8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39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00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02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1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2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23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25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3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4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46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48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5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68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69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71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8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4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1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1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2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4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5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5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6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7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7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58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0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0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10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1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20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37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38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7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71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8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83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91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69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21)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2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26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3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3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4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45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46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6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8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83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9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79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07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15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4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4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41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6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63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72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8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9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899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93)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transfer.c(95)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2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2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4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58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6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64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65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66)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381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4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a.c(4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0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2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3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4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58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70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8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89)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90)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191)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2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2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37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7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79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28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4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5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6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8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home/s1736883/Work/PParMetrics/benchmarks/nauseous/UA/src/utils.c(9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1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cc-par-report'.A607:'icc-par-report'.C8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0:31:27.337082413</meta:creation-date>
    <dc:date>2018-07-26T22:54:27.247158895</dc:date>
    <meta:editing-duration>PT1H17M56S</meta:editing-duration>
    <meta:editing-cycles>42</meta:editing-cycles>
    <meta:generator>LibreOffice/6.0.3.2$Linux_X86_64 LibreOffice_project/00m0$Build-2</meta:generator>
    <meta:document-statistic meta:table-count="1" meta:cell-count="4258" meta:object-count="0"/>
  </office:meta>
</office:document-meta>
</file>